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B10000015FC30EAF40.svm" manifest:media-type=""/>
  <manifest:file-entry manifest:full-path="Pictures/20000001000002830000015F8B6C4DE2.svm" manifest:media-type=""/>
  <manifest:file-entry manifest:full-path="Pictures/20000001000000F6000001426FFCD15A.svm" manifest:media-type=""/>
  <manifest:file-entry manifest:full-path="Pictures/200000010000017D000000D4CB37E4F5.svm" manifest:media-type=""/>
  <manifest:file-entry manifest:full-path="Pictures/200000010000014F00000124CDD19E6C.svm" manifest:media-type=""/>
  <manifest:file-entry manifest:full-path="Pictures/200005F100004F1D00003B5600C809AF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solid" draw:stroke-dash="Ultrafine_20_Dashe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Ultrafine_20_Dashed"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d(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d(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style:font-name="Jameel Noori Nastaleeq" style:font-name-complex="Jameel Noori Nastaleeq"/>
    </style:style>
    <style:style style:name="P6" style:family="paragraph">
      <style:paragraph-properties fo:text-align="start"/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6.094cm" svg:height="4.571cm" svg:x="1.393cm" svg:y="0.244cm">
          <draw:image xlink:href="Pictures/200005F100004F1D00003B5600C809AF.wmf" xlink:type="simple" xlink:show="embed" xlink:actuate="onLoad">
            <text:p/>
          </draw:image>
          <draw:glue-point draw:id="4" svg:x="-2.394cm" svg:y="1.61cm"/>
          <draw:glue-point draw:id="5" svg:x="-0.825cm" svg:y="-0.507cm"/>
          <draw:glue-point draw:id="6" svg:x="-1.821cm" svg:y="-1.607cm"/>
          <draw:glue-point draw:id="7" svg:x="-4.044cm" svg:y="-2.2cm"/>
        </draw:frame>
        <draw:line draw:style-name="gr2" draw:text-style-name="P1" draw:layer="layout" svg:x1="2.877cm" svg:y1="2.448cm" svg:x2="4.155cm" svg:y2="2.448cm">
          <text:p/>
        </draw:line>
        <draw:line draw:style-name="gr2" draw:text-style-name="P1" draw:layer="layout" svg:x1="3.119cm" svg:y1="3.37cm" svg:x2="3.119cm" svg:y2="2.066cm">
          <text:p/>
        </draw:line>
        <draw:line draw:style-name="gr2" draw:text-style-name="P1" draw:layer="layout" svg:x1="2.881cm" svg:y1="3.444cm" svg:x2="2.881cm" svg:y2="2.424cm">
          <text:p/>
        </draw:line>
        <draw:line draw:style-name="gr2" draw:text-style-name="P1" draw:layer="layout" svg:x1="3.133cm" svg:y1="2.097cm" svg:x2="4.097cm" svg:y2="2.097cm">
          <text:p/>
        </draw:line>
        <draw:custom-shape draw:style-name="gr3" draw:text-style-name="P1" draw:layer="layout" svg:width="0.103cm" svg:height="0.103cm" svg:x="6.466cm" svg:y="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869cm" svg:height="0.916cm" svg:x="6.622cm" svg:y="3.858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4" draw:text-style-name="P3" draw:layer="layout" svg:width="1.132cm" svg:height="0.916cm" svg:x="2.711cm" svg:y="3.858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connector draw:style-name="gr5" draw:text-style-name="P4" draw:layer="layout" draw:type="curve" draw:line-skew="0cm 1.301cm -2.251cm" svg:x1="1.839cm" svg:y1="3.539cm" svg:x2="2.982cm" svg:y2="3.264cm" draw:start-shape="id1" draw:start-glue-point="0" draw:end-shape="id2" draw:end-glue-point="4" svg:d="M1839 3539c0-750 355-500 355-488 0 13 788-87 788 213" svg:viewBox="0 0 1144 539">
          <text:p/>
        </draw:connector>
        <draw:connector draw:style-name="gr5" draw:text-style-name="P4" draw:layer="layout" draw:type="curve" draw:line-skew="-0.04cm -3.805cm 2.468cm" svg:x1="4.499cm" svg:y1="0.785cm" svg:x2="3.938cm" svg:y2="2.298cm" draw:start-shape="id3" draw:start-glue-point="2" draw:end-shape="id2" draw:end-glue-point="5" svg:d="M4499 785c0 690-317 460-317 943 0 484-244 441-244 570" svg:viewBox="0 0 562 1514">
          <text:p/>
        </draw:connector>
        <draw:frame draw:style-name="gr4" draw:text-style-name="P6" draw:layer="layout" svg:width="2.098cm" svg:height="2.663cm" svg:x="0.311cm" svg:y="0.284cm">
          <draw:text-box>
            <text:p text:style-name="P5"><text:span text:style-name="T3">نقطہ کارکردگی کے قریب</text:span></text:p>
            <text:p text:style-name="P5"><text:span text:style-name="T3">قریب ڈایوڈ کے</text:span></text:p>
            <text:p text:style-name="P5"><text:span text:style-name="T3">خط کو سیدھا</text:span></text:p>
            <text:p text:style-name="P5"><text:span text:style-name="T3">تصور کیا</text:span></text:p>
            <text:p text:style-name="P5"><text:span text:style-name="T3"><text:s/></text:span><text:span text:style-name="T3">جا سکتا</text:span></text:p>
            <text:p text:style-name="P5"><text:span text:style-name="T3">ہے</text:span></text:p>
          </draw:text-box>
        </draw:frame>
        <draw:connector draw:style-name="gr5" draw:text-style-name="P4" draw:layer="layout" draw:type="curve" draw:line-skew="1.515cm 1.919cm" svg:x1="1.976cm" svg:y1="1.524cm" svg:x2="3.331cm" svg:y2="1.795cm" draw:start-shape="id2" draw:start-glue-point="7" draw:end-shape="id2" draw:end-glue-point="6" svg:d="M1976 1524c646 0 537 69 715 87s640-15 640 184" svg:viewBox="0 0 1356 272">
          <text:p/>
        </draw:connector>
        <draw:frame draw:style-name="gr6" draw:text-style-name="P1" draw:layer="layout" svg:width="0.401cm" svg:height="0.349cm" svg:x="4.712cm" svg:y="1.148cm">
          <draw:image xlink:href="Pictures/200000010000014F00000124CDD19E6C.svm" xlink:type="simple" xlink:show="embed" xlink:actuate="onLoad">
            <text:p/>
          </draw:image>
        </draw:frame>
        <draw:frame draw:style-name="gr7" draw:text-style-name="P1" draw:layer="layout" svg:width="0.456cm" svg:height="0.253cm" svg:x="7.02cm" svg:y="3.275cm">
          <draw:image xlink:href="Pictures/200000010000017D000000D4CB37E4F5.svm" xlink:type="simple" xlink:show="embed" xlink:actuate="onLoad">
            <text:p/>
          </draw:image>
        </draw:frame>
        <draw:frame draw:style-name="gr8" draw:text-style-name="P1" draw:layer="layout" svg:width="0.294cm" svg:height="0.385cm" svg:x="6.107cm" svg:y="2.706cm">
          <draw:image xlink:href="Pictures/20000001000000F6000001426FFCD15A.svm" xlink:type="simple" xlink:show="embed" xlink:actuate="onLoad">
            <text:p/>
          </draw:image>
        </draw:frame>
        <draw:frame draw:style-name="gr9" draw:text-style-name="P1" xml:id="id3" draw:id="id3" draw:layer="layout" svg:width="0.77cm" svg:height="0.42cm" svg:x="4.114cm" svg:y="0.365cm">
          <draw:image xlink:href="Pictures/20000001000002830000015F8B6C4DE2.svm" xlink:type="simple" xlink:show="embed" xlink:actuate="onLoad">
            <text:p/>
          </draw:image>
        </draw:frame>
        <draw:frame draw:style-name="gr10" draw:text-style-name="P1" xml:id="id1" draw:id="id1" draw:layer="layout" svg:width="0.826cm" svg:height="0.42cm" svg:x="1.426cm" svg:y="3.539cm">
          <draw:image xlink:href="Pictures/20000001000002B10000015FC30EAF4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43:10.828757564</dc:date>
    <meta:editing-duration>PT2M48S</meta:editing-duration>
    <meta:editing-cycles>2</meta:editing-cycles>
    <meta:generator>LibreOffice/4.2.8.2$Linux_x86 LibreOffice_project/420m0$Build-2</meta:generator>
    <meta:document-statistic meta:object-count="17"/>
  </office:meta>
</office:document-meta>
</file>